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55.52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93.7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45.83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33541|</text:p>
          </table:table-cell>
          <table:table-cell office:value-type="string" calcext:value-type="string">
            <text:p>9780984553075|</text:p>
          </table:table-cell>
          <table:table-cell/>
          <table:table-cell office:value-type="string" calcext:value-type="string">
            <text:p>Auburn</text:p>
          </table:table-cell>
          <table:table-cell office:value-type="string" calcext:value-type="string">
            <text:p>Blaha Res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Multi-stage space guns, micro-pulse nuclear rockets, and faster-than-light quark-gluon ion drive starships : Towards an aggressive, cost-effective space program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Blaha Multi-stage space guns micro-pulse nuclear rockets and faster-than-light quark-gluon ion drive starships 2012-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571|</text:p>
          </table:table-cell>
          <table:table-cell office:value-type="string" calcext:value-type="string">
            <text:p>3871449105|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Wissenspeicher Astronomie : Das Wichtigste in Stichworten und Uebersichte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Bernhard Wissenspeicher Astronomie 1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740|</text:p>
          </table:table-cell>
          <table:table-cell office:value-type="string" calcext:value-type="string">
            <text:p>9783843600743|</text:p>
          </table:table-cell>
          <table:table-cell office:value-type="string" calcext:value-type="string">
            <text:p>7., aktual. Aufl.</text:p>
          </table:table-cell>
          <table:table-cell office:value-type="string" calcext:value-type="string">
            <text:p>Ostfildern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Benz, Arnold</text:p>
          </table:table-cell>
          <table:table-cell office:value-type="string" calcext:value-type="string">
            <text:p>Die Zukunft des Universums : Zufall, Chaos, Gott?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nz Die Zukunft des Universums 2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888|</text:p>
          </table:table-cell>
          <table:table-cell office:value-type="string" calcext:value-type="string">
            <text:p>9780764337765|</text:p>
          </table:table-cell>
          <table:table-cell/>
          <table:table-cell office:value-type="string" calcext:value-type="string">
            <text:p>Atglen</text:p>
          </table:table-cell>
          <table:table-cell office:value-type="string" calcext:value-type="string">
            <text:p>Schiffer</text:p>
          </table:table-cell>
          <table:table-cell office:value-type="string" calcext:value-type="string">
            <text:p>Feuerbacher, Berndt</text:p>
          </table:table-cell>
          <table:table-cell office:value-type="string" calcext:value-type="string">
            <text:p>From space to earth : Laboratory and marketpla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euerbacher From space earth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390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Schoepfung ohne Ende : Die Geburt des Kosmo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lsaesser Schoepfung ohne Ende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03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Treder, Hans-Juergen</text:p>
          </table:table-cell>
          <table:table-cell office:value-type="string" calcext:value-type="string">
            <text:p>Grosse kosmische Systeme : Zu den teleskopischen Aspekten der Gravitation in der traegheitsfreien Gravodynami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reder Grosse kosmische Systeme 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130|</text:p>
          </table:table-cell>
          <table:table-cell office:value-type="string" calcext:value-type="string">
            <text:p>9783831281299|</text:p>
          </table:table-cell>
          <table:table-cell/>
          <table:table-cell office:value-type="string" calcext:value-type="string">
            <text:p>Gruenwald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Oosterlinck, Joelle</text:p>
          </table:table-cell>
          <table:table-cell office:value-type="string" calcext:value-type="string">
            <text:p>Das Raetsel der dunklen Materie 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osterlinck Das Raetsel der dunklen Materie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209|</text:p>
          </table:table-cell>
          <table:table-cell office:value-type="string" calcext:value-type="string">
            <text:p>340650837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Blome, Hans-Joachim</text:p>
          </table:table-cell>
          <table:table-cell office:value-type="string" calcext:value-type="string">
            <text:p>Der Urknall : Anfang und Zukunft des Universum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lome Der Urknall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51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Elemente, Teilche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ch Alpha Centauri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54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Chiu, Hong-Yee</text:p>
          </table:table-cell>
          <table:table-cell office:value-type="string" calcext:value-type="string">
            <text:p>Neutrino astrophysic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Chiu Neutrino astrophysics 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4777|</text:p>
          </table:table-cell>
          <table:table-cell office:value-type="string" calcext:value-type="string">
            <text:p>3577112360|</text:p>
          </table:table-cell>
          <table:table-cell/>
          <table:table-cell office:value-type="string" calcext:value-type="string">
            <text:p>Guetersloh</text:p>
          </table:table-cell>
          <table:table-cell office:value-type="string" calcext:value-type="string">
            <text:p>Bertelsmann</text:p>
          </table:table-cell>
          <table:table-cell/>
          <table:table-cell office:value-type="string" calcext:value-type="string">
            <text:p>Per Anhalter durch das Universum : Die faszinierende Welt der modernen Astronomie und Physi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er Anhalter durch das 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113|</text:p>
          </table:table-cell>
          <table:table-cell office:value-type="string" calcext:value-type="string">
            <text:p>376435235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Henbest, Nigel</text:p>
          </table:table-cell>
          <table:table-cell office:value-type="string" calcext:value-type="string">
            <text:p>Die Milchstrasse :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enbest Die Milchstrasse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237|</text:p>
          </table:table-cell>
          <table:table-cell office:value-type="string" calcext:value-type="string">
            <text:p>0533064988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Holdridge, L. R.</text:p>
          </table:table-cell>
          <table:table-cell office:value-type="string" calcext:value-type="string">
            <text:p>A complete cosmology : The cyclic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Holdridge complete cosmology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320|</text:p>
          </table:table-cell>
          <table:table-cell office:value-type="string" calcext:value-type="string">
            <text:p>3981068955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Hintergrundstrahlung, galaktische Ker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ch Alpha Centauri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44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Dannemann, F.</text:p>
          </table:table-cell>
          <table:table-cell office:value-type="string" calcext:value-type="string">
            <text:p>Wie unser Weltbild entstand : Die Anschauungen von Altertum bis zur Gegenwart ueber den Bau des Kosmo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Dannemann Wie unser Weltbild entstand 1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526|</text:p>
          </table:table-cell>
          <table:table-cell office:value-type="string" calcext:value-type="string">
            <text:p>386025355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linke Hand der Schoepfung : Der Ursprung des Universum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Barrow Die linke Hand der Schoepfung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5890|</text:p>
          </table:table-cell>
          <table:table-cell office:value-type="string" calcext:value-type="string">
            <text:p>342627181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</text:p>
          </table:table-cell>
          <table:table-cell office:value-type="string" calcext:value-type="string">
            <text:p>Bublath, Joachim</text:p>
          </table:table-cell>
          <table:table-cell office:value-type="string" calcext:value-type="string">
            <text:p>Geheimnisse unseres Universums : Zeitreisen, Quantenwelten, Weltformel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ublath Geheimnisse unseres Universums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reyer, J. L. E.</text:p>
          </table:table-cell>
          <table:table-cell office:value-type="string" calcext:value-type="string">
            <text:p>A history of astronomy from Thales to Kepler :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Dreyer history astronomy from Thales Kepler 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5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ag</text:p>
          </table:table-cell>
          <table:table-cell office:value-type="string" calcext:value-type="string">
            <text:p>Artia</text:p>
          </table:table-cell>
          <table:table-cell office:value-type="string" calcext:value-type="string">
            <text:p>Kleczek, J.</text:p>
          </table:table-cell>
          <table:table-cell office:value-type="string" calcext:value-type="string">
            <text:p>Das Weltall und unsere Erde : 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leczek Das Weltall und unsere Erde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6157|</text:p>
          </table:table-cell>
          <table:table-cell office:value-type="string" calcext:value-type="string">
            <text:p>3814210409|</text:p>
          </table:table-cell>
          <table:table-cell/>
          <table:table-cell office:value-type="string" calcext:value-type="string">
            <text:p>Oldenburg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Kunz, Jutta</text:p>
          </table:table-cell>
          <table:table-cell office:value-type="string" calcext:value-type="string">
            <text:p>Dunkle Materie im Universum :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unz Dunkle Materie Universum 199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" meta:object-count="0"/>
    <meta:generator>LibreOffice/6.0.3.2$Linux_X86_64 LibreOffice_project/00m0$Build-2</meta:generator>
  </office:meta>
</office:document-meta>
</file>